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pitch="variable" style:font-charset="x-symbol"/>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fo:font-size="13pt" officeooo:rsid="0007836f" officeooo:paragraph-rsid="0007836f" style:font-size-asian="13pt" style:font-size-complex="13pt"/>
    </style:style>
    <style:style style:name="P2" style:family="paragraph" style:parent-style-name="Standard">
      <style:text-properties fo:font-size="13pt" officeooo:rsid="0007d9ea" officeooo:paragraph-rsid="0007d9ea" style:font-size-asian="13pt" style:font-size-complex="13pt"/>
    </style:style>
    <style:style style:name="P3" style:family="paragraph" style:parent-style-name="Standard">
      <style:text-properties fo:font-size="13pt" officeooo:rsid="0008df5c" officeooo:paragraph-rsid="0008df5c" style:font-size-asian="13pt" style:font-size-complex="13pt"/>
    </style:style>
    <style:style style:name="P4" style:family="paragraph" style:parent-style-name="Standard">
      <style:text-properties fo:font-size="13pt" officeooo:rsid="000abace" officeooo:paragraph-rsid="000abace" style:font-size-asian="13pt" style:font-size-complex="13pt"/>
    </style:style>
    <style:style style:name="P5" style:family="paragraph" style:parent-style-name="Standard">
      <style:text-properties fo:font-size="13pt" officeooo:rsid="00375587" officeooo:paragraph-rsid="00375587" style:font-size-asian="13pt" style:font-size-complex="13pt"/>
    </style:style>
    <style:style style:name="P6"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7"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8"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9"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10"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11"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12"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13"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14" style:family="paragraph" style:parent-style-name="Standard" style:list-style-name="L1">
      <style:text-properties fo:font-size="13pt" officeooo:paragraph-rsid="001ee3f4" style:font-size-asian="13pt" style:font-size-complex="13pt"/>
    </style:style>
    <style:style style:name="P15" style:family="paragraph" style:parent-style-name="Standard" style:list-style-name="L1">
      <style:text-properties fo:font-size="13pt" officeooo:rsid="0020e5a4" officeooo:paragraph-rsid="0020e5a4" style:font-size-asian="13pt" style:font-size-complex="13pt"/>
    </style:style>
    <style:style style:name="P16" style:family="paragraph" style:parent-style-name="Standard">
      <style:text-properties fo:font-size="13pt" officeooo:rsid="00375587" officeooo:paragraph-rsid="00375587" style:font-size-asian="13pt" style:font-size-complex="13pt"/>
    </style:style>
    <style:style style:name="P17" style:family="paragraph" style:parent-style-name="Standard">
      <style:text-properties fo:font-size="13pt" officeooo:rsid="00353e79" officeooo:paragraph-rsid="00353e79" style:font-size-asian="13pt" style:font-size-complex="13pt"/>
    </style:style>
    <style:style style:name="P18" style:family="paragraph" style:parent-style-name="Standard">
      <style:text-properties fo:font-size="13pt" officeooo:rsid="00259cc1" officeooo:paragraph-rsid="00259cc1" style:font-size-asian="13pt" style:font-size-complex="13pt"/>
    </style:style>
    <style:style style:name="P19" style:family="paragraph" style:parent-style-name="Standard">
      <style:text-properties fo:font-size="13pt" officeooo:rsid="001ee3f4" officeooo:paragraph-rsid="001ee3f4" style:font-size-asian="13pt" style:font-size-complex="13pt"/>
    </style:style>
    <style:style style:name="P20" style:family="paragraph" style:parent-style-name="Standard">
      <style:text-properties fo:font-size="13pt" officeooo:rsid="0017669b" officeooo:paragraph-rsid="001ee3f4" style:font-size-asian="13pt" style:font-size-complex="13pt"/>
    </style:style>
    <style:style style:name="P21" style:family="paragraph" style:parent-style-name="Standard">
      <style:text-properties fo:font-size="13pt" officeooo:rsid="0017669b" officeooo:paragraph-rsid="0017669b" style:font-size-asian="13pt" style:font-size-complex="13pt"/>
    </style:style>
    <style:style style:name="P22" style:family="paragraph" style:parent-style-name="Standard">
      <style:text-properties fo:font-size="13pt" officeooo:rsid="0013c058" officeooo:paragraph-rsid="00175302" style:font-size-asian="13pt" style:font-size-complex="13pt"/>
    </style:style>
    <style:style style:name="P23" style:family="paragraph" style:parent-style-name="Standard">
      <style:text-properties fo:font-size="13pt" officeooo:rsid="000abace" officeooo:paragraph-rsid="000abace" style:font-size-asian="13pt" style:font-size-complex="13pt"/>
    </style:style>
    <style:style style:name="P24" style:family="paragraph" style:parent-style-name="Standard">
      <style:text-properties fo:font-size="13pt" officeooo:rsid="0008df5c" officeooo:paragraph-rsid="0008df5c" style:font-size-asian="13pt" style:font-size-complex="13pt"/>
    </style:style>
    <style:style style:name="P25" style:family="paragraph" style:parent-style-name="Standard">
      <style:text-properties fo:font-size="13pt" officeooo:rsid="0007836f" officeooo:paragraph-rsid="0007836f" style:font-size-asian="13pt" style:font-size-complex="13pt"/>
    </style:style>
    <style:style style:name="P26"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27"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28"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29"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30"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31" style:family="paragraph" style:parent-style-name="Standard">
      <style:text-properties fo:font-size="13pt" fo:font-weight="bold" officeooo:rsid="0007836f" officeooo:paragraph-rsid="0007836f" fo:background-color="#ffff99" style:font-size-asian="13pt" style:font-weight-asian="bold" style:font-size-complex="13pt" style:font-weight-complex="bold"/>
    </style:style>
    <style:style style:name="P32"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33"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34"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35"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36"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37"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38"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39"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40"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41"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47"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48"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49"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50"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51"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52"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53"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54"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55"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56"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57"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58"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59" style:family="paragraph" style:parent-style-name="Standard">
      <style:paragraph-properties fo:margin-top="0.101cm" fo:margin-bottom="0.101cm" loext:contextual-spacing="false" fo:text-align="start" style:justify-single-word="false" fo:break-before="page"/>
      <style:text-properties fo:font-size="13pt" fo:font-weight="bold" officeooo:rsid="003938e2" officeooo:paragraph-rsid="003938e2" style:font-size-asian="13pt" style:font-weight-asian="bold" style:font-size-complex="13pt" style:font-weight-complex="bold"/>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a260d" style:font-style-asian="italic" style:font-weight-asian="bold" style:font-style-complex="italic" style:font-weight-complex="bold"/>
    </style:style>
    <style:style style:name="T10" style:family="text">
      <style:text-properties fo:font-style="italic" fo:font-weight="bold" officeooo:rsid="0035fb53"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b9c3" style:font-style-asian="normal" style:font-style-complex="normal"/>
    </style:style>
    <style:style style:name="T13" style:family="text">
      <style:text-properties fo:font-style="normal" officeooo:rsid="001a260d" style:font-style-asian="normal" style:font-style-complex="normal"/>
    </style:style>
    <style:style style:name="T14" style:family="text">
      <style:text-properties fo:font-style="normal" officeooo:rsid="001d31b6" style:font-style-asian="normal" style:font-style-complex="normal"/>
    </style:style>
    <style:style style:name="T15" style:family="text">
      <style:text-properties fo:font-style="normal" officeooo:rsid="001dad7d" style:font-style-asian="normal" style:font-style-complex="normal"/>
    </style:style>
    <style:style style:name="T16" style:family="text">
      <style:text-properties fo:font-style="normal" officeooo:rsid="001e5b53" style:font-style-asian="normal" style:font-style-complex="normal"/>
    </style:style>
    <style:style style:name="T17" style:family="text">
      <style:text-properties fo:font-style="normal" officeooo:rsid="001ee3f4" style:font-style-asian="normal" style:font-style-complex="normal"/>
    </style:style>
    <style:style style:name="T18" style:family="text">
      <style:text-properties fo:font-style="normal" officeooo:rsid="002080ce" style:font-style-asian="normal" style:font-style-complex="normal"/>
    </style:style>
    <style:style style:name="T19" style:family="text">
      <style:text-properties fo:font-style="normal" officeooo:rsid="00224f5f" style:font-style-asian="normal" style:font-style-complex="normal"/>
    </style:style>
    <style:style style:name="T20" style:family="text">
      <style:text-properties fo:font-style="normal" officeooo:rsid="00284a43" style:font-style-asian="normal" style:font-style-complex="normal"/>
    </style:style>
    <style:style style:name="T21" style:family="text">
      <style:text-properties fo:font-style="normal" fo:font-weight="bold" officeooo:rsid="001a260d" style:font-style-asian="normal" style:font-weight-asian="bold" style:font-style-complex="normal" style:font-weight-complex="bold"/>
    </style:style>
    <style:style style:name="T22" style:family="text">
      <style:text-properties officeooo:rsid="003cd351" fo:background-color="#ffff99" loext:char-shading-value="0"/>
    </style:style>
    <style:style style:name="T23" style:family="text">
      <style:text-properties officeooo:rsid="003d2425"/>
    </style:style>
    <style:style style:name="T24" style:family="text">
      <style:text-properties officeooo:rsid="004b5f9f"/>
    </style:style>
    <style:style style:name="T25" style:family="text">
      <style:text-properties officeooo:rsid="004dca06"/>
    </style:style>
    <style:style style:name="T26" style:family="text">
      <style:text-properties officeooo:rsid="0054dd77"/>
    </style:style>
    <style:style style:name="T27" style:family="text">
      <style:text-properties style:text-position="super 58%"/>
    </style:style>
    <style:style style:name="T28" style:family="text">
      <style:text-properties style:text-position="0% 100%"/>
    </style:style>
    <style:style style:name="T29" style:family="text">
      <style:text-properties officeooo:rsid="005aeb7b"/>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ajor parts</text:p>
      <text:p text:style-name="P1"><text:s text:c="2"/>1. Foundations: The basic idea of Bayesian reasoning</text:p>
      <text:p text:style-name="P1"><text:s text:c="2"/>2. Ideas of modern Bayesian data analysis</text:p>
      <text:p text:style-name="P1"><text:s text:c="6"/>MCMC(Markov Chain Monte Carlo)</text:p>
      <text:p text:style-name="P1"><text:s text:c="2"/>3. Apply Bayesian methods to realistic data</text:p>
      <text:p text:style-name="P1"><text:s text:c="2"/></text:p>
      <text:p text:style-name="P32">PART1. The Basics: Models, Probability, Bayes' Rule, and R</text:p>
      <text:p text:style-name="P1"/>
      <text:p text:style-name="P31">Chapter 2 : Introduction: Credibility(확률), Models, and Parameters</text:p>
      <text:p text:style-name="P2"/>
      <text:p text:style-name="P3">1. Bayesian은 reallocation of credibility(확률) across possibilities.</text:p>
      <text:p text:style-name="P3">2. Possibilities are parameter values in meaningful mathematical models.</text:p>
      <text:p text:style-name="P3"/>
      <text:p text:style-name="P4">ex) 거리에 나왔더니 바닥이 젖어있다. 다음과 같은 추측을 할 수 있다.</text:p>
      <text:p text:style-name="P4"><text:tab/>→ 부분적이면 지나가는 행인이 무언가 쏟았을 것이다.</text:p>
      <text:p text:style-name="P4"><text:tab/>→ 대체로 젖어있으면 비가 왔을 것이다.</text:p>
      <text:p text:style-name="P4"><text:tab/>→ 하지만 만약 다른 사실을 추가로 인지한다면, (<text:span text:style-name="T1">Data)</text:span></text:p>
      <text:p text:style-name="P4"><text:tab/>→<text:span text:style-name="T1"> 그 사실은 그 후 확률에 반영된다. (posterior distribution)</text:span></text:p>
      <text:p text:style-name="P4"><text:tab/>→ 이 <text:span text:style-name="T2">posterior dist.는 그 후의 관찰에 대한 prior belief로서 작용.</text:span></text:p>
      <text:p text:style-name="P4"><text:tab/>→ 이게 반복된다.</text:p>
      <text:p text:style-name="P4"/>
      <text:p text:style-name="P22">The complementary form of reasoning is also Bayesian, and can be called judicial <text:span text:style-name="T3">exoneration.</text:span></text:p>
      <text:p text:style-name="P30">The beauty of Bayesian analysis is that the mathematics reveal exactly how much to re-allocate credibility in realistic probabilistic situations.</text:p>
      <text:p text:style-name="P6"><text:s/></text:p>
      <text:p text:style-name="P30">. Possibilities are parameter values in descriptive models</text:p>
      <text:p text:style-name="P29"><text:tab/>A key step in Bayesian analysis is defining the set of possibilities over which credibility is allocated.</text:p>
      <text:p text:style-name="P21"><text:span text:style-name="T11"><text:tab/></text:span><text:span text:style-name="T12">After the analysis, we can examine whether the data seem not to be well described, then we can consider expanding the set of possibilities.</text:span></text:p>
      <text:p text:style-name="P21"><text:span text:style-name="T12"><text:tab/></text:span><text:span text:style-name="T13">This process is called a </text:span><text:span text:style-name="T9">posterior predictive</text:span><text:span text:style-name="T21"> </text:span><text:span text:style-name="T9">check</text:span><text:span text:style-name="T13"> and will be explained later in the book.</text:span></text:p>
      <text:p text:style-name="P7"/>
      <text:p text:style-name="P21"><text:soft-page-break/><text:span text:style-name="T13">Data analysis begins with a family of candidate descriptions for the data. The descriptions are mathematical formulas that characterize the </text:span><text:span text:style-name="T14">tren</text:span><text:span text:style-name="T13">ds and spreads in the data. </text:span><text:span text:style-name="T15">Formulas themselves have numbers, called </text:span><text:span text:style-name="T4">parameter </text:span><text:span text:style-name="T15">values, that determine the exact shape of mathematical forms. If you change the value of a parameter, it changes a trend in the simulated data.</text:span></text:p>
      <text:p text:style-name="P8"/>
      <text:p text:style-name="P8"/>
      <text:p text:style-name="P9"/>
      <text:p text:style-name="P20"><text:span text:style-name="T15">* </text:span><text:span text:style-name="T16">Normal Distribution ; a bell-shaped dist, often used to </text:span><text:span text:style-name="T17">describe data</text:span></text:p>
      <text:p text:style-name="P19"><text:span text:style-name="T17"><text:s text:c="8"/>2 </text:span><text:span text:style-name="T11">Parameters : </text:span><text:span text:style-name="T3">mean</text:span><text:span text:style-name="T11">, </text:span><text:span text:style-name="T3">standard deviation</text:span></text:p>
      <text:list xml:id="list8741770845158571554" text:style-name="L1">
        <text:list-item>
          <text:p text:style-name="P14"><text:span text:style-name="T18">mean(=</text:span><text:span text:style-name="T5">location parameter</text:span><text:span text:style-name="T18">) : controls the location of the distribution’s central tendency. </text:span><text:span text:style-name="T16"><text:s/></text:span></text:p>
        </text:list-item>
        <text:list-item>
          <text:p text:style-name="P15"><text:span text:style-name="T11">standard deviation</text:span><text:span text:style-name="T19">(=</text:span><text:span text:style-name="T6">scale parameter)</text:span><text:span text:style-name="T11"> : </text:span><text:span text:style-name="T19">controls the width or dispersion of the distribution. </text:span><text:span text:style-name="T11"><text:s/></text:span></text:p>
        </text:list-item>
      </text:list>
      <text:p text:style-name="P10"/>
      <text:p text:style-name="P10"/>
      <text:p text:style-name="P18"><text:span text:style-name="T16">현실에서, </text:span><text:span text:style-name="T11">candidate parameter는 infinite continuum을 구성한다. (이산형 옵션만이 있는 것은 아니다.)</text:span></text:p>
      <text:p text:style-name="P11"><text:tab/>→ 프린트의 예제에서 동전 앞뒷면 세타값은 0.5, 0.25, 0.75만 되는게 아니다. 연속형으로 표현 가능하다는 말</text:p>
      <text:p text:style-name="P11"/>
      <text:p text:style-name="P18"><text:span text:style-name="T11"><text:s text:c="4"/>.</text:span><text:span text:style-name="T20">Steps of Bayesian Data Analysis</text:span></text:p>
      <text:p text:style-name="P27"><text:tab/>1. Identify the data relevant to the research questions. Measurement scales?</text:p>
      <text:p text:style-name="P26"><text:tab/>2. Define a descriptive model for the relevant data.</text:p>
      <text:p text:style-name="P26"><text:tab/>3. Specify a prior distrubition on the parameters.</text:p>
      <text:p text:style-name="P26"><text:tab/>4. Use Bayesian inference to re-allocate credibility across parameter values.</text:p>
      <text:p text:style-name="P26"><text:tab/>5. Check that the posterior predictions mimic the data with reasonable accuracy. If not, consider different model.</text:p>
      <text:p text:style-name="P12"/>
      <text:p text:style-name="P17">The posterior dist. shows the uncertainty in that estimated slope, because the distribution shows the relative credibility of values across the continuum. One way to summarize the uncertainty is by marking the span of values that are most credible. - <text:span text:style-name="T8">“Highest </text:span><text:span text:style-name="T10">D</text:span><text:span text:style-name="T8">ensity </text:span><text:span text:style-name="T10">I</text:span><text:span text:style-name="T8">nterval(HDI)”</text:span><text:span text:style-name="T11">.</text:span></text:p>
      <text:p text:style-name="P5">HDI 95% 안의 값들은 바깥보다 더 credible하다. </text:p>
      <text:p text:style-name="P5"/>
      <text:p text:style-name="P5"/>
      <text:p text:style-name="P13">[34p 연습문제<text:span text:style-name="T23">]</text:span></text:p>
      <text:p text:style-name="P13"/>
      <text:p text:style-name="P59"><text:s/><text:span text:style-name="T22">Chapter3. The R Programming Language</text:span></text:p>
      <text:p text:style-name="P58"/>
      <text:p text:style-name="P42">2+3:6<text:tab/><text:tab/># colon operator has precedence over addition<text:tab/><text:tab/># 5 6 7 8</text:p>
      <text:p text:style-name="P42">1:3^2<text:tab/><text:tab/># power operator has precedence over colon operator<text:tab/># 1 2 3 … 9</text:p>
      <text:p text:style-name="P42">(1:3)^2<text:tab/># parentheses override default precedence<text:tab/><text:tab/><text:tab/># 1 4 9</text:p>
      <text:p text:style-name="P42"/>
      <text:p text:style-name="P42">seq(from=0, by=0.5, length.out=7)<text:tab/><text:tab/># end not specified<text:tab/><text:tab/># 0.0 0.5 … 3.0</text:p>
      <text:p text:style-name="P42">seq(from=0, to=3, length.out=7)<text:tab/><text:tab/><text:tab/># increment not specified # 0.0 0.5 … 3.0</text:p>
      <text:p text:style-name="P42">seq(to=3, by=0.5, length.out=7)<text:tab/><text:tab/><text:tab/># start not specified<text:tab/># 0.0 0.5 … 3.0</text:p>
      <text:p text:style-name="P42"/>
      <text:p text:style-name="P44">ABC=c(“A”,”B”,”C”)</text:p>
      <text:p text:style-name="P44">rep(ABC,2)<text:tab/><text:tab/><text:tab/><text:tab/># A B C A B C</text:p>
      <text:p text:style-name="P44">rep(ABC,times=2)<text:tab/><text:tab/><text:tab/># A B C A B C</text:p>
      <text:p text:style-name="P44">rep(ABC,times=c(4,2,1)) <text:tab/><text:tab/># A A A A B B C</text:p>
      <text:p text:style-name="P44">rep(ABC,each=2)<text:tab/><text:tab/><text:tab/># A A B B C C</text:p>
      <text:p text:style-name="P44">rep(ABC,each=2,length=10)<text:tab/># A A B B CC AA … BB</text:p>
      <text:p text:style-name="P44">rep(ABC, each=2, times=3)<text:tab/># A A B B C C * 3</text:p>
      <text:p text:style-name="P43"/>
      <text:p text:style-name="P34"><text:span text:style-name="T25">Vector </text:span>Reference</text:p>
      <text:p text:style-name="P41">x = c(2.718, 3.14, 1.414, 47405)</text:p>
      <text:p text:style-name="P41"><text:tab/>numerical position <text:tab/>: x[c(2,4)] , <text:span text:style-name="T24">x[2]</text:span> <text:s/># second and fourth elements<text:tab/></text:p>
      <text:p text:style-name="P41"><text:tab/><text:tab/><text:tab/><text:tab/> <text:s/>x[c(-1,-3)] # except first and third elements</text:p>
      <text:p text:style-name="P41"><text:tab/>logical inclusion<text:tab/>: x[c(FALSE, TRUE, FALSE, TRUE)] # same as above</text:p>
      <text:p text:style-name="P41"><text:tab/>name<text:tab/><text:tab/><text:tab/>: <text:span text:style-name="T24">names(x) = c(“e”, “pi”, “sqrt2”, “zipcode”)</text:span></text:p>
      <text:p text:style-name="P41"><text:tab/><text:tab/><text:tab/><text:tab/> <text:s/><text:span text:style-name="T24">x[ c(“pi”, “zipcode”)]</text:span></text:p>
      <text:p text:style-name="P35"><text:soft-page-break/>Factor</text:p>
      <text:p text:style-name="P45">Factors are a type of vectors in R for which the elements are <text:span text:style-name="T3">categorical </text:span>values that could also be ordered.</text:p>
      <text:p text:style-name="P45">The factor function read the contents of vector x and kept track of all the distinct elements, calling them the <text:span text:style-name="T3">levels</text:span> of the factor.</text:p>
      <text:p text:style-name="P45">It then <text:span text:style-name="T3">recorded the contents of the vector in terms of the integer indices of the alphabetized levels.</text:span></text:p>
      <text:p text:style-name="P46"/>
      <text:p text:style-name="P46">x = c(“high”, “medium”, “low”, “high”, “medium”)</text:p>
      <text:p text:style-name="P46">xf = factor(x)</text:p>
      <text:p text:style-name="P46">as.numeric(xf)</text:p>
      <text:p text:style-name="P46">“high” becomes integer 1.</text:p>
      <text:p text:style-name="P46">xf0 = factor(x, levels=c(“low”, “medium”, “high”), ordered=TRUE)<text:tab/># set a particular order</text:p>
      <text:p text:style-name="P46">xf0 = factor(x, levels=c(“low”, “medium”, “high”), ordered=TRUE, labels=c(“Bottom SES”, “M SES”, “Top SES”))</text:p>
      <text:p text:style-name="P46"/>
      <text:p text:style-name="P36">Matrix</text:p>
      <text:p text:style-name="P52">a matrix is simply a two-dimensional array of values of the <text:span text:style-name="T3">same type.</text:span></text:p>
      <text:p text:style-name="P47">matrix(1:6, ncol=3)<text:tab/><text:tab/><text:tab/><text:tab/><text:tab/><text:tab/># contents are 1:6, filled by col</text:p>
      <text:p text:style-name="P47">matrix(1:6, nrow=2, byrow=TRUE)<text:tab/><text:tab/><text:tab/># filled by row</text:p>
      <text:p text:style-name="P47">matrix(1:6, nrow=2, dimnames=list(TheRowDimName=c(“Row1Name”, “Row2Name”), </text:p>
      <text:p text:style-name="P47"><text:tab/><text:tab/>TheColDimName=c(“Col1Name”, “Col2Name”, “Col3Name”)))<text:tab/><text:tab/># names of dims</text:p>
      <text:p text:style-name="P37">Array</text:p>
      <text:p text:style-name="P52">an array is a generalization of a matrix to <text:span text:style-name="T3">multiple dimensions.</text:span></text:p>
      <text:p text:style-name="P48">a = array(1:24, dim=c(3,4,2), dimnames=list(RowDimName, ColDimName, LayDimName))</text:p>
      <text:p text:style-name="P48">a[“R3”, , “L2”]<text:tab/># returns all cols of R3 and L2, as a vector</text:p>
      <text:p text:style-name="P48">a[“R3”, “C4”, ]<text:tab/># returns all layers of R3 and C4, as a vector</text:p>
      <text:p text:style-name="P48"/>
      <text:p text:style-name="P48"/>
      <text:p text:style-name="P38"><text:soft-page-break/>List</text:p>
      <text:p text:style-name="P49">a list is a <text:span text:style-name="T3">generic vector</text:span> in which components can be of <text:span text:style-name="T3">different types, and named.</text:span></text:p>
      <text:p text:style-name="P50">MyList = list(“a”=1:3, “b”=matrix(1:6,nrow=2), “c”=”Hello, world.”)</text:p>
      <text:p text:style-name="P50">MyList$a<text:tab/><text:tab/># the contents of the list iten named “a”</text:p>
      <text:p text:style-name="P50">MyList$a[2]<text:tab/><text:tab/># the second element of the list item named “a”</text:p>
      <text:p text:style-name="P50">MyList[i]<text:tab/><text:tab/># get element I <text:span text:style-name="T3">including its name</text:span></text:p>
      <text:p text:style-name="P50">MyList[[i]]<text:tab/><text:tab/># get element I <text:span text:style-name="T3">without its name</text:span></text:p>
      <text:p text:style-name="P50"><text:span text:style-name="T3"><text:tab/></text:span>MyList[[1]]<text:tab/><text:tab/>#<text:tab/>[1] 1 2 3</text:p>
      <text:p text:style-name="P50"><text:tab/>MyList[[1]][2]<text:tab/>#<text:tab/>[1] 2</text:p>
      <text:p text:style-name="P50"><text:tab/>MyList[1][2]<text:tab/><text:tab/># <text:tab/>&lt;NA&gt; - doesn’t make sense</text:p>
      <text:p text:style-name="P50"/>
      <text:p text:style-name="P39">DataFrame</text:p>
      <text:p text:style-name="P51">a <text:span text:style-name="T3">data frame</text:span> has several columns of <text:span text:style-name="T3">equal length.</text:span> <text:span text:style-name="T26">But each column can be of a different type, and in particular, columns can be factors.</text:span></text:p>
      <text:p text:style-name="P53">* <text:span text:style-name="T29">non-numeric entries는 </text:span><text:span text:style-name="T7">factor</text:span><text:span text:style-name="T29">로서 저장된다.</text:span></text:p>
      <text:p text:style-name="P54">d = data.frame(Integers=1:3, NumberNames=c(“one”, “two”, “three”))</text:p>
      <text:p text:style-name="P54">d$NumberNames<text:tab/><text:tab/># this is a factor</text:p>
      <text:p text:style-name="P54">d[[2]]<text:tab/><text:tab/><text:tab/><text:tab/># 2<text:span text:style-name="T27">nd</text:span> element</text:p>
      <text:p text:style-name="P54">d[2]<text:tab/><text:tab/><text:tab/><text:tab/># 2<text:span text:style-name="T27">nd</text:span> element with its name</text:p>
      <text:p text:style-name="P55">d[,2]<text:tab/><text:tab/><text:tab/><text:tab/># like matrix</text:p>
      <text:p text:style-name="P55">d[2,]<text:tab/><text:tab/><text:tab/><text:tab/></text:p>
      <text:p text:style-name="P55"/>
      <text:p text:style-name="P40">Loading and Saving Data</text:p>
      <text:p text:style-name="P56">datafile = read.csv(“filename.csv”)</text:p>
      <text:p text:style-name="P56">resulting variable, datafile, is a <text:span text:style-name="T3">data frame</text:span>.</text:p>
      <text:p text:style-name="P57">write.csv( datafle, file=”newfilename.csv”, row.names=FALSE, quote=FALSE)</text:p>
      <text:p text:style-name="P57"><text:soft-page-break/><text:tab/># does not include row names</text:p>
      <text:p text:style-name="P57"><text:tab/># does not put all character elements inside double quotes</text:p>
      <text:p text:style-name="P57"><text:tab/># it loses all the information about levels in factor</text:p>
      <text:p text:style-name="P57">만약 factor 정보를 저장하고 싶다면,</text:p>
      <text:p text:style-name="P57">save( datafile, file=”newfile.Rdata”)<text:tab/># 텍스트가 아닌 R 데이터 형식이다</text:p>
      <text:p text:style-name="P57">load(“newfile.Rdata”)</text:p>
      <text:p text:style-name="P57">objects()<text:tab/><text:tab/># R이 메모리에 저장하고 있는 오브젝트 표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pitch="variable" style:font-charset="x-symbol"/>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09-17T18:01:58.443440803</dc:date>
    <meta:editing-duration>PT2H28M17S</meta:editing-duration>
    <meta:editing-cycles>67</meta:editing-cycles>
    <meta:generator>LibreOffice/5.1.6.2$Linux_X86_64 LibreOffice_project/10m0$Build-2</meta:generator>
    <meta:document-statistic meta:table-count="0" meta:image-count="0" meta:object-count="0" meta:page-count="6" meta:paragraph-count="112" meta:word-count="1217" meta:character-count="6406" meta:non-whitespace-character-count="5359"/>
  </office:meta>
</office:document-meta>
</file>